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S-PGothic" svg:font-family="MS-PGothic" style:font-family-generic="roman" style:font-pitch="variable"/>
    <style:font-face style:name="Roboto-Regular" svg:font-family="Roboto-Regular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62a73b"/>
    </style:style>
    <style:style style:name="P2" style:family="paragraph" style:parent-style-name="Standard">
      <style:text-properties fo:color="#c00000"/>
    </style:style>
    <style:style style:name="P3" style:family="paragraph" style:parent-style-name="Standard">
      <style:text-properties fo:color="#c00000" fo:language="en" fo:country="US"/>
    </style:style>
    <style:style style:name="P4" style:family="paragraph" style:parent-style-name="Standard">
      <style:text-properties fo:color="#e7e6e6"/>
    </style:style>
    <style:style style:name="P5" style:family="paragraph" style:parent-style-name="Standard">
      <style:text-properties fo:color="#b2b2b2"/>
    </style:style>
    <style:style style:name="P6" style:family="paragraph" style:parent-style-name="Standard">
      <style:text-properties fo:color="#21409a"/>
    </style:style>
    <style:style style:name="P7" style:family="paragraph" style:parent-style-name="Standard">
      <style:text-properties fo:color="#f58220"/>
    </style:style>
    <style:style style:name="P8" style:family="paragraph" style:parent-style-name="Standard">
      <style:text-properties fo:font-weight="bold" style:font-weight-asian="bold"/>
    </style:style>
    <style:style style:name="P9" style:family="paragraph" style:parent-style-name="Standard">
      <style:text-properties fo:color="#491d74"/>
    </style:style>
    <style:style style:name="P10" style:family="paragraph" style:parent-style-name="Standard">
      <style:text-properties fo:color="#f8aa97"/>
    </style:style>
    <style:style style:name="P11" style:family="paragraph" style:parent-style-name="Standard">
      <style:text-properties fo:color="#009353"/>
    </style:style>
    <style:style style:name="P12" style:family="paragraph" style:parent-style-name="Standard">
      <style:text-properties fo:color="#aa55a1"/>
    </style:style>
    <style:style style:name="P13" style:family="paragraph" style:parent-style-name="Standard">
      <style:text-properties fo:color="#ccbe00"/>
    </style:style>
    <style:style style:name="P14" style:family="paragraph" style:parent-style-name="Standard" style:master-page-name="MP0">
      <style:paragraph-properties style:page-number="auto" fo:break-before="page"/>
      <style:text-properties fo:font-weight="bold" style:font-weight-asian="bold" style:font-weight-complex="bold"/>
    </style:style>
    <style:style style:name="P15" style:family="paragraph" style:parent-style-name="Standard">
      <style:text-properties fo:color="#c00000" fo:language="en" fo:country="US"/>
    </style:style>
    <style:style style:name="P16" style:family="paragraph" style:parent-style-name="Standard">
      <style:text-properties fo:color="#c00000" officeooo:paragraph-rsid="000dce77"/>
    </style:style>
    <style:style style:name="P17" style:family="paragraph" style:parent-style-name="Standard">
      <style:text-properties officeooo:paragraph-rsid="000f9cbe"/>
    </style:style>
    <style:style style:name="P18" style:family="paragraph" style:parent-style-name="Standard">
      <style:text-properties officeooo:paragraph-rsid="00116f2c"/>
    </style:style>
    <style:style style:name="P19" style:family="paragraph" style:parent-style-name="Standard">
      <style:text-properties fo:color="#009353" officeooo:rsid="00116f2c" officeooo:paragraph-rsid="00116f2c"/>
    </style:style>
    <style:style style:name="P20" style:family="paragraph" style:parent-style-name="Standard">
      <style:text-properties fo:color="#62a73b" officeooo:paragraph-rsid="001929ce"/>
    </style:style>
    <style:style style:name="P21" style:family="paragraph" style:parent-style-name="Standard">
      <style:text-properties fo:color="#ccbe00" officeooo:paragraph-rsid="001eb7d7"/>
    </style:style>
    <style:style style:name="T1" style:family="text">
      <style:text-properties fo:color="#7477b8"/>
    </style:style>
    <style:style style:name="T2" style:family="text">
      <style:text-properties fo:font-weight="bold" style:font-weight-asian="bold"/>
    </style:style>
    <style:style style:name="T3" style:family="text">
      <style:text-properties fo:color="#e7e6e6"/>
    </style:style>
    <style:style style:name="T4" style:family="text">
      <style:text-properties fo:color="#62a73b"/>
    </style:style>
    <style:style style:name="T5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6" style:family="text">
      <style:text-properties fo:color="#b2b2b2" style:font-name="Roboto-Regular"/>
    </style:style>
    <style:style style:name="T7" style:family="text">
      <style:text-properties fo:color="#b2b2b2" style:font-name="MS-PGothic"/>
    </style:style>
    <style:style style:name="T8" style:family="text">
      <style:text-properties fo:color="#f58220"/>
    </style:style>
    <style:style style:name="T9" style:family="text">
      <style:text-properties fo:color="#f58220" fo:font-weight="bold" style:font-weight-asian="bold"/>
    </style:style>
    <style:style style:name="T10" style:family="text">
      <style:text-properties fo:color="#491d74"/>
    </style:style>
    <style:style style:name="T11" style:family="text">
      <style:text-properties fo:color="#491d74" fo:font-weight="bold" style:font-weight-asian="bold"/>
    </style:style>
    <style:style style:name="T12" style:family="text">
      <style:text-properties fo:color="#f8aa97"/>
    </style:style>
    <style:style style:name="T13" style:family="text">
      <style:text-properties fo:color="#f8aa97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4" style:family="text">
      <style:text-properties fo:color="#f8aa97" fo:font-weight="bold" style:font-weight-asian="bold"/>
    </style:style>
    <style:style style:name="T15" style:family="text">
      <style:text-properties fo:color="#f8aa97" officeooo:rsid="000f9cbe"/>
    </style:style>
    <style:style style:name="T16" style:family="text">
      <style:text-properties fo:color="#009353"/>
    </style:style>
    <style:style style:name="T17" style:family="text">
      <style:text-properties fo:color="#009353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8" style:family="text">
      <style:text-properties fo:color="#009353" fo:font-weight="bold" style:font-weight-asian="bold"/>
    </style:style>
    <style:style style:name="T19" style:family="text">
      <style:text-properties fo:color="#aa55a1"/>
    </style:style>
    <style:style style:name="T20" style:family="text">
      <style:text-properties fo:color="#aa55a1" officeooo:rsid="002169ea"/>
    </style:style>
    <style:style style:name="T21" style:family="text">
      <style:text-properties fo:color="#ccbe00"/>
    </style:style>
    <style:style style:name="T22" style:family="text">
      <style:text-properties officeooo:rsid="000dce77"/>
    </style:style>
    <style:style style:name="T23" style:family="text">
      <style:text-properties officeooo:rsid="000dd15c"/>
    </style:style>
    <style:style style:name="T24" style:family="text">
      <style:text-properties officeooo:rsid="00116f2c"/>
    </style:style>
    <style:style style:name="T25" style:family="text">
      <style:text-properties officeooo:rsid="0012b18f"/>
    </style:style>
    <style:style style:name="T26" style:family="text">
      <style:text-properties officeooo:rsid="0013ca71"/>
    </style:style>
    <style:style style:name="T27" style:family="text">
      <style:text-properties officeooo:rsid="001929ce"/>
    </style:style>
    <style:style style:name="T28" style:family="text">
      <style:text-properties officeooo:rsid="001a657c"/>
    </style:style>
    <style:style style:name="T29" style:family="text">
      <style:text-properties officeooo:rsid="001b7787"/>
    </style:style>
    <style:style style:name="T30" style:family="text">
      <style:text-properties officeooo:rsid="001be192"/>
    </style:style>
    <style:style style:name="T31" style:family="text">
      <style:text-properties officeooo:rsid="001d620b"/>
    </style:style>
    <style:style style:name="T32" style:family="text">
      <style:text-properties officeooo:rsid="001de588"/>
    </style:style>
    <style:style style:name="T33" style:family="text">
      <style:text-properties officeooo:rsid="0020687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Plan oral :<text:tab/><text:tab/><text:tab/><text:tab/><text:tab/><text:tab/><text:tab/><text:tab/>Slide :<text:tab/></text:p>
      <text:p text:style-name="Standard"/>
      <text:p text:style-name="Standard">///////////////////////////<text:tab/></text:p>
      <text:p text:style-name="Standard">«<text:span text:style-name="Police_20_par_20_défaut"><text:span text:style-name="T1"> <text:s/>Bonjour à tous, <text:s/></text:span></text:span><text:tab/><text:tab/><text:tab/><text:tab/><text:tab/><text:tab/><text:tab/><text:span text:style-name="Police_20_par_20_défaut"><text:span text:style-name="T2">1 (intitulé)</text:span></text:span><text:span text:style-name="Police_20_par_20_défaut"><text:span text:style-name="T3"><text:tab/><text:tab/><text:tab/><text:tab/><text:tab/><text:tab/><text:tab/><text:tab/><text:tab/><text:tab/><text:tab/><text:tab/></text:span></text:span><text:span text:style-name="Police_20_par_20_défaut"><text:span text:style-name="T2">2</text:span></text:span></text:p>
      <text:p text:style-name="Standard"><text:s/>« <text:span text:style-name="Police_20_par_20_défaut"><text:span text:style-name="T4">Je me présente : GLB, 42 ans et 18 ans &lt;groupe&gt;, où j’ai pu</text:span></text:span></text:p>
      <text:p text:style-name="Standard"><text:span text:style-name="Police_20_par_20_défaut"><text:span text:style-name="T4">exercer différents métiers, le dernier étant celui de Facteur Qualité.</text:span></text:span></text:p>
      <text:p text:style-name="P20"><text:span text:style-name="T27">J’ai toujours été t</text:span>rès intéressé par l’informatique, mais sans avoir </text:p>
      <text:p text:style-name="P20">de connaissance en programmation. J’ai juste fait un peu de Turbo </text:p>
      <text:p text:style-name="P20">Pascal en fac et <text:span text:style-name="T27">ai </text:span>créé un site web perso.</text:p>
      <text:p text:style-name="P1">En mai dernier, j’ai postulé à une offre interne pour participer à</text:p>
      <text:p text:style-name="P1">une formation de Concepteur – Développeur et, après différentes</text:p>
      <text:p text:style-name="P1">étapes de sélections, j’ai été retenu et ai pu commencer en octobre.</text:p>
      <text:p text:style-name="P1">Celle-ci s’est déroulé en alternance entre l’école Simplon de Montreuil</text:p>
      <text:p text:style-name="P1">pour l’apprentissage des bases et de l’autonomie, et la CMS SI</text:p>
      <text:p text:style-name="P1">de Nantes pour la mise en pratique, au travers de la prise en charge</text:p>
      <text:p text:style-name="P1">de UST (de difficulté croissante), mais aussi l’acquisition de technologies</text:p>
      <text:p text:style-name="Standard"><text:span text:style-name="Police_20_par_20_défaut"><text:span text:style-name="T4">différentes (principalement JS et NodeJS).</text:span></text:span></text:p>
      <text:p text:style-name="P1">Il faut croire que la formation a été efficace, car aujourd’hui, alors que je</text:p>
      <text:p text:style-name="P1">partais pourtant de zéro, j’ai pu créer une application complète »</text:p>
      <text:p text:style-name="Standard"/>
      <text:p text:style-name="Standard"><text:span text:style-name="Police_20_par_20_défaut"><text:span text:style-name="T3">- présentation (véhiparc, push mail)<text:tab/><text:tab/><text:tab/><text:tab/><text:tab/></text:span></text:span><text:span text:style-name="Police_20_par_20_défaut"><text:span text:style-name="T2">3</text:span></text:span></text:p>
      <text:p text:style-name="P2"><text:s/>« Mais avant de la détailler, je vais vous présenter le contexte pro : le site</text:p>
      <text:p text:style-name="P2">sur lequel travaille l’équipe dont je fais partie <text:span text:style-name="T25">s’appel</text:span> Véhiparc, et notre</text:p>
      <text:p text:style-name="P2">client est Véhiposte, une filiale du groupe la Poste.</text:p>
      <text:p text:style-name="P2">Ce logiciel est un gestionnaire flotte automobile <text:span text:style-name="T29">pour</text:span> tous les pros (donc</text:p>
      <text:p text:style-name="P2">pas que la Poste) et l’application que j’ai développé, qui s’intègre dans ce</text:p>
      <text:p text:style-name="P2">site, se nomme Push mail. Celle-ci est, par choix perso et en accord avec ma</text:p>
      <text:p text:style-name="P2">responsable, en lien direct avec le site, dans un désir de continuité technologique et</text:p>
      <text:p text:style-name="P2">d’investissement (cela s’est étalé sur près de 3 mois), et répond aussi à une forte</text:p>
      <text:p text:style-name="P2">demande du client, qui a eu beaucoup de remontées dans ce sens de la part des</text:p>
      <text:p text:style-name="P2">utilisateurs. Elle sert à signaler les différentes alertes du périmètre de chaque</text:p>
      <text:p text:style-name="P2"><text:span text:style-name="T30">personne connectée au s</text:span>ite et propose de s’abonner à un service permettant de</text:p>
      <text:p text:style-name="P2">recevoir tous les mois un e-mail récapitulatif. Ces alertes sont causées par</text:p>
      <text:p text:style-name="P2">des anomalies, comme par exemple l’utilisation de cartes carburants le dimanche</text:p>
      <text:p text:style-name="P16">ou la prise d’un carburant différent de celui du véhicule identifié, <text:span text:style-name="T26">et sont remontées </text:span></text:p>
      <text:p text:style-name="P16"><text:span text:style-name="T28">pour des raisons d’économie et de sécurité.</text:span></text:p>
      <text:p text:style-name="P2"><text:s/></text:p>
      <text:p text:style-name="P3">So without transition, I’m going to introduce now this application</text:p>
      <text:p text:style-name="P3">with a quick sum-up. And please forgive my terrible French accent ! <text:s/>»</text:p>
      <text:p text:style-name="P3"/>
      <text:p text:style-name="P3"/>
      <text:p text:style-name="P3"/>
      <text:p text:style-name="Standard">- abstract (lire)<text:tab/><text:tab/><text:tab/><text:tab/><text:tab/><text:tab/><text:tab/><text:tab/><text:span text:style-name="Police_20_par_20_défaut"><text:span text:style-name="T2">4</text:span></text:span></text:p>
      <text:p text:style-name="P4">=&gt; voir page à lire ( ?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Standard">- <text:span text:style-name="Police_20_par_20_défaut"><text:span text:style-name="T5">cahier des charges</text:span></text:span><text:tab/><text:tab/><text:tab/><text:tab/><text:tab/><text:tab/><text:tab/><text:span text:style-name="Police_20_par_20_défaut"><text:span text:style-name="T2">5</text:span></text:span></text:p>
      <text:p text:style-name="Standard"><text:span text:style-name="Police_20_par_20_défaut"><text:span text:style-name="T6">=&gt; proposant un accès aux alertes sur le dashboard</text:span></text:span></text:p>
      <text:p text:style-name="Standard"><text:span text:style-name="Police_20_par_20_défaut"><text:span text:style-name="T7">=&gt; </text:span></text:span><text:span text:style-name="Police_20_par_20_défaut"><text:span text:style-name="T6">résumant les 8 types d’alertes sur 1 page du site (9 -&gt; méthode agile)</text:span></text:span></text:p>
      <text:p text:style-name="Standard"><text:span text:style-name="Police_20_par_20_défaut"><text:span text:style-name="T7">=&gt; </text:span></text:span><text:span text:style-name="Police_20_par_20_défaut"><text:span text:style-name="T6">envoyant chaque mois aux utilisateurs inscrits un e-mail sur les alertes</text:span></text:span></text:p>
      <text:p text:style-name="Standard"><text:span text:style-name="Police_20_par_20_défaut"><text:span text:style-name="T7">=&gt; </text:span></text:span><text:span text:style-name="Police_20_par_20_défaut"><text:span text:style-name="T6">avec un système de gestion d’abonnement simple</text:span></text:span></text:p>
      <text:p text:style-name="Standard"><text:span text:style-name="Police_20_par_20_défaut"><text:span text:style-name="T7">=&gt; </text:span></text:span><text:span text:style-name="Police_20_par_20_défaut"><text:span text:style-name="T6">dont l’interface respecte la charte graphique du site et est responsive</text:span></text:span></text:p>
      <text:p text:style-name="P5">=&gt; à partir de ces demandes, réflexion, planification</text:p>
      <text:p text:style-name="P5">=&gt; conception algorithme, UML et mockup</text:p>
      <text:p text:style-name="P5">=&gt; BDD, réalisation de l’application</text:p>
      <text:p text:style-name="P5">=&gt; tests et livraison</text:p>
      <text:p text:style-name="P6">« Maintenant que nous sommes de retour en France, je vais pouvoir</text:p>
      <text:p text:style-name="P6">vous parler du cahier des charges. Ce document contient donc les attentes</text:p>
      <text:p text:style-name="P6">des clients à propos du projet Push mail, à savoir ici :</text:p>
      <text:p text:style-name="P6">* un résumé des alertes, présent sur le dashboard</text:p>
      <text:p text:style-name="P6">* une page résumant les 8 types d’alertes sur une période donnée</text:p>
      <text:p text:style-name="P6">* un système d’e-mail mensuel récapitulatif des alertes du mois précédent</text:p>
      <text:p text:style-name="P6">* un système d’abonnement à ce service</text:p>
      <text:p text:style-name="P6">* responsive <text:span text:style-name="T23">car multi support</text:span></text:p>
      <text:p text:style-name="P6">C’est donc à partir de cette base que j’ai réfléchit et planifié les <text:span text:style-name="T31">différentes </text:span>tâches :</text:p>
      <text:p text:style-name="P6">- conception (algorithme, UML et mockup)</text:p>
      <text:p text:style-name="P6">- réalisation (BDD, code et tests)</text:p>
      <text:p text:style-name="P6">Je vais vous présenter ces attentes plus en détail »</text:p>
      <text:p text:style-name="P6"/>
      <text:p text:style-name="Standard">////////////////////////<text:tab/><text:tab/><text:tab/><text:tab/><text:tab/><text:tab/><text:tab/><text:span text:style-name="Police_20_par_20_défaut"><text:span text:style-name="T2">6 (transition)</text:span></text:span></text:p>
      <text:p text:style-name="Standard"/>
      <text:p text:style-name="Standard">- <text:span text:style-name="Police_20_par_20_défaut"><text:span text:style-name="T5">dashboard</text:span></text:span><text:tab/><text:tab/><text:tab/><text:tab/><text:tab/><text:tab/><text:tab/><text:tab/><text:span text:style-name="Police_20_par_20_défaut"><text:span text:style-name="T2">7, 8</text:span></text:span></text:p>
      <text:p text:style-name="P7">- présentation de la partie alerte</text:p>
      <text:p text:style-name="P7">=&gt; 1 cadre avec 2 paves (+ infobulle explicatives)</text:p>
      <text:p text:style-name="P7">=&gt; 2 cat au lieu de 3 : raison place (regroup.) et équilibre de la page</text:p>
      <text:p text:style-name="P7">=&gt; moyenne des chiffres (4 types) par pavé</text:p>
      <text:p text:style-name="P7">=&gt; lien (clic) envoie sur la page alerte</text:p>
      <text:p text:style-name="Standard"><text:span text:style-name="Police_20_par_20_défaut"><text:span text:style-name="T8">- description du rôle, des données<text:tab/><text:tab/><text:tab/><text:tab/><text:tab/></text:span></text:span><text:span text:style-name="Police_20_par_20_défaut"><text:span text:style-name="T9">9</text:span></text:span></text:p>
      <text:p text:style-name="P7">=&gt; HTML faisant appel à 2 templates</text:p>
      <text:p text:style-name="P7">=&gt; récup les données et nouveau calcul des alertes par pavé</text:p>
      <text:p text:style-name="P7">=&gt; URL pour envoi sur la page « Alertes »</text:p>
      <text:p text:style-name="P7"/>
      <text:p text:style-name="Standard"/>
      <text:p text:style-name="Standard">///////////////////////<text:tab/><text:tab/><text:tab/><text:tab/><text:tab/><text:tab/><text:tab/><text:span text:style-name="Police_20_par_20_défaut"><text:span text:style-name="T2">10 (transition)</text:span></text:span></text:p>
      <text:p text:style-name="P8"/>
      <text:p text:style-name="Standard">- <text:span text:style-name="Police_20_par_20_défaut"><text:span text:style-name="T5">page alerte</text:span></text:span><text:tab/><text:tab/><text:tab/><text:tab/><text:tab/><text:tab/><text:tab/><text:tab/><text:span text:style-name="Police_20_par_20_défaut"><text:span text:style-name="T2">11</text:span></text:span></text:p>
      <text:p text:style-name="P9">=&gt; 2 types de sélection : début / fin ou par mois de facturation</text:p>
      <text:p text:style-name="P9">=&gt; retrouve toutes alertes sur même page (global + détail)</text:p>
      <text:p text:style-name="P9">=&gt; couleur lié aux chiffres (info visuelle)</text:p>
      <text:p text:style-name="P9">=&gt; tableau descriptif pour chaque véhicule impliqué</text:p>
      <text:p text:style-name="Standard"><text:span text:style-name="Police_20_par_20_défaut"><text:span text:style-name="T10">- description rôle, code<text:tab/><text:tab/><text:tab/><text:tab/><text:tab/><text:tab/></text:span></text:span><text:span text:style-name="Police_20_par_20_défaut"><text:span text:style-name="T11">12</text:span></text:span></text:p>
      <text:p text:style-name="P9">=&gt; intervention notion ergonomie (alignée plutôt que colonne)</text:p>
      <text:p text:style-name="P9">=&gt; coche checkbox : déclenche fonction qui rafraîchit les données</text:p>
      <text:p text:style-name="Standard"/>
      <text:p text:style-name="Standard">//////////////////////<text:tab/><text:tab/><text:tab/><text:tab/><text:tab/><text:tab/><text:tab/><text:span text:style-name="Police_20_par_20_défaut"><text:span text:style-name="T2">13 (transition)</text:span></text:span></text:p>
      <text:p text:style-name="P8"><text:soft-page-break/></text:p>
      <text:p text:style-name="Standard"><text:span text:style-name="Police_20_par_20_défaut"><text:span text:style-name="T12">- </text:span></text:span><text:span text:style-name="Police_20_par_20_défaut"><text:span text:style-name="T13">mail</text:span></text:span><text:span text:style-name="Police_20_par_20_défaut"><text:span text:style-name="T12"><text:tab/><text:tab/><text:tab/><text:tab/><text:tab/><text:tab/><text:tab/><text:tab/><text:tab/></text:span></text:span><text:span text:style-name="Police_20_par_20_défaut"><text:span text:style-name="T14">14, 15</text:span></text:span></text:p>
      <text:p text:style-name="P17"><text:span text:style-name="Police_20_par_20_défaut"><text:span text:style-name="T12">=&gt; toujours dispo en 3 catégories</text:span></text:span></text:p>
      <text:p text:style-name="P17"><text:span text:style-name="Police_20_par_20_défaut"><text:span text:style-name="T15">=&gt;</text:span></text:span><text:span text:style-name="Police_20_par_20_défaut"><text:span text:style-name="T12"> 8 types d’alertes</text:span></text:span></text:p>
      <text:p text:style-name="P10">=&gt; présentation graphique (+ icones) du nbre alertes et moy mensuelle</text:p>
      <text:p text:style-name="P10">=&gt; lien vers page alertes qd clic</text:p>
      <text:p text:style-name="P17"><text:span text:style-name="Police_20_par_20_défaut"><text:span text:style-name="T12">- composition, fréquence, code</text:span></text:span></text:p>
      <text:p text:style-name="P17"><text:span text:style-name="Police_20_par_20_défaut"><text:span text:style-name="T12">=&gt; mensuel (autour du 23) car remontée données<text:tab/><text:tab/><text:tab/></text:span></text:span><text:span text:style-name="Police_20_par_20_défaut"><text:span text:style-name="T14">16</text:span></text:span></text:p>
      <text:p text:style-name="P10">=&gt; mélange dynamique HTML et JS</text:p>
      <text:p text:style-name="P10">=&gt; condition d’envoi (statut, alertes ou pas)</text:p>
      <text:p text:style-name="Standard"/>
      <text:p text:style-name="Standard">/////////////////////////<text:tab/><text:tab/><text:tab/><text:tab/><text:tab/><text:tab/><text:tab/><text:span text:style-name="Police_20_par_20_défaut"><text:span text:style-name="T2">17 <text:s/>(transition)</text:span></text:span></text:p>
      <text:p text:style-name="P8"/>
      <text:p text:style-name="Standard"><text:span text:style-name="Police_20_par_20_défaut"><text:span text:style-name="T16">- </text:span></text:span><text:span text:style-name="Police_20_par_20_défaut"><text:span text:style-name="T17">service abonnement</text:span></text:span><text:span text:style-name="Police_20_par_20_défaut"><text:span text:style-name="T16"><text:tab/><text:tab/><text:tab/><text:tab/><text:tab/><text:tab/><text:tab/></text:span></text:span><text:span text:style-name="Police_20_par_20_défaut"><text:span text:style-name="T18">18, 19</text:span></text:span></text:p>
      <text:p text:style-name="P11">=&gt; utilisation simple par système de bouton</text:p>
      <text:p text:style-name="P19">=&gt; infobulle en cas de survol</text:p>
      <text:p text:style-name="P11">=&gt; message d’information ou confirmation</text:p>
      <text:p text:style-name="P18"><text:span text:style-name="Police_20_par_20_défaut"><text:span text:style-name="T16">- rôle, gestion, code</text:span></text:span></text:p>
      <text:p text:style-name="P18"><text:span text:style-name="Police_20_par_20_défaut"><text:span text:style-name="T16">=&gt; 2 cas d’utilisateur (statut)<text:tab/><text:tab/><text:tab/><text:tab/><text:tab/></text:span></text:span><text:span text:style-name="Police_20_par_20_défaut"><text:span text:style-name="T18">20</text:span></text:span></text:p>
      <text:p text:style-name="P11">=&gt; récupère le statut de l’utilisateur connecté pour afficher bouton</text:p>
      <text:p text:style-name="P11">=&gt; si clic, envoie nouveau statut en base</text:p>
      <text:p text:style-name="P11">=&gt; bootstrap pour les messages <text:span text:style-name="T24">et infobulles</text:span></text:p>
      <text:p text:style-name="P11"/>
      <text:p text:style-name="Standard">//////////////////////////<text:tab/><text:tab/><text:tab/><text:tab/><text:tab/><text:tab/><text:tab/><text:span text:style-name="Police_20_par_20_défaut"><text:span text:style-name="T2">21</text:span></text:span></text:p>
      <text:p text:style-name="Standard"/>
      <text:p text:style-name="Standard">- <text:span text:style-name="Police_20_par_20_défaut"><text:span text:style-name="T5">perspectives</text:span></text:span><text:tab/><text:tab/><text:tab/><text:tab/><text:tab/><text:tab/><text:tab/><text:tab/><text:span text:style-name="Police_20_par_20_défaut"><text:span text:style-name="T2">22</text:span></text:span></text:p>
      <text:p text:style-name="P4">=&gt; évolution selon les besoins</text:p>
      <text:p text:style-name="P4">=&gt; alignement techno</text:p>
      <text:p text:style-name="P4">=&gt; plus large</text:p>
      <text:p text:style-name="Standard">« <text:span text:style-name="Police_20_par_20_défaut"><text:span text:style-name="T19">Maintenant, l’application Push mail, tout comme Véhiparc,</text:span></text:span></text:p>
      <text:p text:style-name="Standard"><text:span text:style-name="Police_20_par_20_défaut"><text:span text:style-name="T19">n’est pas figée et va continuer à évoluer en fonction des demandes</text:span></text:span></text:p>
      <text:p text:style-name="Standard"><text:span text:style-name="Police_20_par_20_défaut"><text:span text:style-name="T19">des clients et des nouvelles technologies.</text:span></text:span></text:p>
      <text:p text:style-name="Standard"><text:span text:style-name="Police_20_par_20_défaut"><text:span text:style-name="T19">D’ailleurs, le prochain gros projet d’évolution du site sera de faire</text:span></text:span></text:p>
      <text:p text:style-name="Standard"><text:span text:style-name="Police_20_par_20_défaut"><text:span text:style-name="T19">migrer la partie Front d’AngulerJS à Angular 5. Cela demandera de</text:span></text:span></text:p>
      <text:p text:style-name="Standard"><text:span text:style-name="Police_20_par_20_défaut"><text:span text:style-name="T19">repenser l’architecture, le code, affectera aussi l’application Push mail.</text:span></text:span></text:p>
      <text:p text:style-name="Standard"><text:span text:style-name="Police_20_par_20_défaut"><text:span text:style-name="T20">Tout ceci en </text:span></text:span><text:span text:style-name="Police_20_par_20_défaut"><text:span text:style-name="T19">plus des UST habituelles ...</text:span></text:span></text:p>
      <text:p text:style-name="Standard"><text:span text:style-name="Police_20_par_20_défaut"><text:span text:style-name="T19">Enfin, en cas de réponse positive à un appel d’offre, de nouveaux</text:span></text:span></text:p>
      <text:p text:style-name="P12">utilisateurs pourraient se servir de Véhiparc, avec des spécificités</text:p>
      <text:p text:style-name="P12">propre à leur entreprise, et nécessitant ainsi des adaptations plus ou</text:p>
      <text:p text:style-name="P12">moins importantes. Donc pas mal de travail en perspective pour nous,</text:p>
      <text:p text:style-name="Standard"><text:span text:style-name="Police_20_par_20_défaut"><text:span text:style-name="T19">ce qui est positif ...</text:span></text:span>»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- <text:span text:style-name="Police_20_par_20_défaut"><text:span text:style-name="T5">conclusion</text:span></text:span><text:tab/><text:tab/><text:tab/><text:tab/><text:tab/><text:tab/><text:tab/><text:tab/><text:span text:style-name="Police_20_par_20_défaut"><text:span text:style-name="T2">23</text:span></text:span></text:p>
      <text:p text:style-name="Standard"><text:s/>« <text:span text:style-name="Police_20_par_20_défaut"><text:span text:style-name="T21">Au final, en produisant cette application, je suis passé par</text:span></text:span></text:p>
      <text:p text:style-name="P13"><text:s/>toutes les étape de la conception et de la réalisation et ai pu mettre en</text:p>
      <text:p text:style-name="P13"><text:s/>pratique les connaissances acquises durant ma formation.</text:p>
      <text:p text:style-name="P13">Tout ceci s’est fait en gardant à l’esprit le cahier des charges et dans le</text:p>
      <text:p text:style-name="P13">respect du temps imparti. Les différentes fonctionnalités demandées</text:p>
      <text:p text:style-name="P13">(dashboard, page alertes, mail mensuel, système d’abonnement) ont bien</text:p>
      <text:p text:style-name="P13">été <text:s/>réalisées et sont à présent fonctionnelles. Cela m’a aussi confronté</text:p>
      <text:p text:style-name="P13">aux difficultés réelles du métier de développeur, toutes surmontées grâce</text:p>
      <text:p text:style-name="P13">à de nombreuses recherches et aux conseils de mes collègues de l’équipe.</text:p>
      <text:p text:style-name="P13">Cela a vraiment été une expérience enrichissante et a confirmé mon</text:p>
      <text:p text:style-name="P13">intérêt pour ce métier et le choix de cette nouvelle carrière.</text:p>
      <text:p text:style-name="P21"><text:span text:style-name="T32">Mais je suis bien conscient que </text:span>la fin de cette formation ne marque que </text:p>
      <text:p text:style-name="P21">la première étape d’un long chemin d’apprentissage ... <text:span text:style-name="T33">et</text:span> c’est aussi, </text:p>
      <text:p text:style-name="P21">à mon sens, ce qui fait l’intérêt de ce métier »</text:p>
      <text:p text:style-name="Standard"/>
      <text:p text:style-name="Standard">////////////////////////<text:tab/><text:tab/><text:tab/><text:tab/><text:tab/><text:tab/><text:tab/><text:span text:style-name="Police_20_par_20_défaut"><text:span text:style-name="T2">24 (remerciements)</text:span>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S-PGothic" svg:font-family="MS-PGothic" style:font-family-generic="roman" style:font-pitch="variable"/>
    <style:font-face style:name="Roboto-Regular" svg:font-family="Roboto-Regular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olice_20_par_20_défaut" style:display-name="Police par défaut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004cm" fo:margin-bottom="2.004cm" fo:margin-left="2.004cm" fo:margin-right="2.00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Windows_X86_64 LibreOffice_project/8f48d515416608e3a835360314dac7e47fd0b821</meta:generator>
    <meta:initial-creator>LE BACHELIER Gilles</meta:initial-creator>
    <meta:creation-date>2018-05-30T12:47:00Z</meta:creation-date>
    <dc:date>2018-06-03T16:30:30.802000000</dc:date>
    <meta:editing-cycles>38</meta:editing-cycles>
    <meta:editing-duration>PT5H22M22S</meta:editing-duration>
    <meta:document-statistic meta:table-count="0" meta:image-count="0" meta:object-count="0" meta:page-count="4" meta:paragraph-count="134" meta:word-count="1179" meta:character-count="7138" meta:non-whitespace-character-count="5938"/>
    <meta:template xlink:type="simple" xlink:actuate="onRequest" xlink:title="" xlink:href="Normal.dotm"/>
  </office:meta>
</office:document-meta>
</file>